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noidClassLoader.loadClass( String name , boolean resol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ranoidClassLoader.newInstance( final URL [ ] ur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noidClassLoader.Paranoid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noidClassLoader.add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noidClassLoader.ParanoidClassLoader( final URL [ ] urls , final ClassLoader parent , final URLStreamHandl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noidClassLoader.ParanoidClassLoader( final URL [ ] ur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noidClassLoader.newInstance( final URL [ ] urls , final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noidClassLoader.getResource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noidClassLoader.ParanoidClassLoader( final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noidClassLoader.addDirectory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noidClassLoader.ParanoidClassLoader( final URL [ ] urls , final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